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ource Sans Pro" svg:font-family="'Source Sans Pro', Helvetica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a2a2a2" style:font-name="Source Sans Pro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a2a2a2" style:font-name="Source Sans Pro" fo:letter-spacing="normal" fo:font-style="normal" style:text-underline-style="solid" style:text-underline-width="auto" style:text-underline-color="font-color" fo:font-weight="normal" loext:padding="0cm" loext:border="none"/>
    </style:style>
    <style:style style:name="T1" style:family="text">
      <style:text-properties style:text-underline-style="solid" style:text-underline-width="auto" style:text-underline-color="font-color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vous connecter et tester l'application:</text:p>
      <text:p text:style-name="Text_20_body"/>
      <text:p text:style-name="P2">Administrateur</text:p>
      <text:p text:style-name="Text_20_body"/>
      <text:p text:style-name="P1"><text:span text:style-name="T1">Email</text:span>: chesirkei@hotmail.fr <text:span text:style-name="T1">Mot de passe</text:span>: motdepasse</text:p>
      <text:p text:style-name="Text_20_body"/>
      <text:p text:style-name="P2">Super administrateur</text:p>
      <text:p text:style-name="Text_20_body"/>
      <text:p text:style-name="P1"><text:span text:style-name="T1">Email</text:span>: sguerfi12@yahoo.fr <text:span text:style-name="T1">Mot de passe</text:span>: motdepasse</text:p>
      <text:p text:style-name="Preformatted_20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ource Sans Pro" svg:font-family="'Source Sans Pro', Helvetica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1-16T17:11:06.435000000</dc:date>
    <meta:editing-duration>PT16S</meta:editing-duration>
    <meta:editing-cycles>1</meta:editing-cycles>
    <meta:document-statistic meta:table-count="0" meta:image-count="0" meta:object-count="0" meta:page-count="1" meta:paragraph-count="5" meta:word-count="21" meta:character-count="180" meta:non-whitespace-character-count="164"/>
    <meta:generator>LibreOffice/6.3.2.2$Windows_X86_64 LibreOffice_project/98b30e735bda24bc04ab42594c85f7fd8be07b9c</meta:generator>
  </office:meta>
</office:document-meta>
</file>